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04db51" officeooo:paragraph-rsid="0004db51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4db51" officeooo:paragraph-rsid="0004db51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62775" officeooo:paragraph-rsid="00062775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81d9c" officeooo:paragraph-rsid="00081d9c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936aa" officeooo:paragraph-rsid="000936aa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c94c3" officeooo:paragraph-rsid="000c94c3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0c94c3" officeooo:paragraph-rsid="000c94c3" fo:background-color="transparent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officeooo:rsid="000c94c3" officeooo:paragraph-rsid="000c94c3" fo:background-color="transparent"/>
    </style:style>
    <style:style style:name="P10" style:family="paragraph" style:parent-style-name="Standard">
      <style:paragraph-properties style:line-height-at-least="0.198in"/>
      <style:text-properties fo:color="#000000" fo:background-color="transparent"/>
    </style:style>
    <style:style style:name="P11" style:family="paragraph" style:parent-style-name="Standard">
      <style:paragraph-properties fo:margin-top="0in" fo:margin-bottom="0.1965in" loext:contextual-spacing="false" style:line-height-at-least="0.198in"/>
      <style:text-properties fo:color="#000000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font-name="Ubuntu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rsid="00062775" officeooo:paragraph-rsid="00062775"/>
    </style:style>
    <style:style style:name="P14" style:family="paragraph" style:parent-style-name="Table_20_Contents">
      <style:paragraph-properties fo:text-align="center" style:justify-single-word="false"/>
      <style:text-properties style:font-name="Ubuntu" officeooo:rsid="0006bd3b" officeooo:paragraph-rsid="0006bd3b"/>
    </style:style>
    <style:style style:name="P15" style:family="paragraph" style:parent-style-name="Table_20_Contents">
      <style:paragraph-properties fo:text-align="center" style:justify-single-word="false"/>
      <style:text-properties style:font-name="Ubuntu" officeooo:rsid="000936aa" officeooo:paragraph-rsid="000936aa"/>
    </style:style>
    <style:style style:name="P16" style:family="paragraph" style:parent-style-name="Standard">
      <style:paragraph-properties fo:text-align="start" style:justify-single-word="false"/>
      <style:text-properties style:font-name="Ubuntu" officeooo:rsid="000936aa" officeooo:paragraph-rsid="000936aa"/>
    </style:style>
    <style:style style:name="P17" style:family="paragraph" style:parent-style-name="Standard">
      <style:paragraph-properties fo:text-align="start" style:justify-single-word="false"/>
      <style:text-properties style:font-name="Ubuntu" officeooo:rsid="00133f27" officeooo:paragraph-rsid="00133f27" fo:background-color="#fff200"/>
    </style:style>
    <style:style style:name="P18" style:family="paragraph" style:parent-style-name="Standard">
      <style:paragraph-properties fo:text-align="start" style:justify-single-word="false"/>
      <style:text-properties style:font-name="Ubuntu" officeooo:rsid="000936aa" officeooo:paragraph-rsid="000936aa" fo:background-color="#fff200"/>
    </style:style>
    <style:style style:name="P19" style:family="paragraph" style:parent-style-name="Standard">
      <style:paragraph-properties fo:text-align="start" style:justify-single-word="false"/>
      <style:text-properties style:font-name="Ubuntu" officeooo:rsid="0015f913" officeooo:paragraph-rsid="0015f913" fo:background-color="#fff200"/>
    </style:style>
    <style:style style:name="T1" style:family="text">
      <style:text-properties officeooo:rsid="0005e010"/>
    </style:style>
    <style:style style:name="T2" style:family="text">
      <style:text-properties officeooo:rsid="0008c6dc"/>
    </style:style>
    <style:style style:name="T3" style:family="text">
      <style:text-properties officeooo:rsid="000936aa"/>
    </style:style>
    <style:style style:name="T4" style:family="text">
      <style:text-properties officeooo:rsid="000afd32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officeooo:rsid="000e5783"/>
    </style:style>
    <style:style style:name="T7" style:family="text">
      <style:text-properties fo:color="#000000" officeooo:rsid="00133f27" fo:background-color="#fff200" loext:char-shading-value="0"/>
    </style:style>
    <style:style style:name="T8" style:family="text">
      <style:text-properties officeooo:rsid="00133f27" fo:background-color="#fff200" loext:char-shading-value="0"/>
    </style:style>
    <style:style style:name="T9" style:family="text">
      <style:text-properties officeooo:rsid="0015169f" fo:background-color="#fff200" loext:char-shading-value="0"/>
    </style:style>
    <style:style style:name="T10" style:family="text">
      <style:text-properties officeooo:rsid="0015169f" fo:background-color="#fff200" loext:char-shading-value="0"/>
    </style:style>
    <style:style style:name="T11" style:family="text">
      <style:text-properties officeooo:rsid="0015f913" fo:background-color="#fff200" loext:char-shading-value="0"/>
    </style:style>
    <style:style style:name="T12" style:family="text">
      <style:text-properties officeooo:rsid="0015f913" fo:background-color="#fff200" loext:char-shading-value="0"/>
    </style:style>
    <style:style style:name="T13" style:family="text">
      <style:text-properties officeooo:rsid="0015169f"/>
    </style:style>
    <style:style style:name="T14" style:family="text">
      <style:text-properties officeooo:rsid="0015f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gar Villasenor</text:p>
      <text:p text:style-name="P1">WSU ID: 11536698</text:p>
      <text:p text:style-name="P1">1 September 2020</text:p>
      <text:p text:style-name="P1">CptS 360</text:p>
      <text:p text:style-name="P2">Pre-Lab 1 <text:span text:style-name="T1">Report</text:span></text:p>
      <text:p text:style-name="P5">Part 1</text:p>
      <text:p text:style-name="P3"/>
      <text:p text:style-name="P3"><text:span text:style-name="T3">(</text:span>A<text:span text:style-name="T3">) Observe the 6 cases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Case</text:p>
          </table:table-cell>
          <table:table-cell table:style-name="Table1.A1" office:value-type="string">
            <text:p text:style-name="P13">a.out</text:p>
          </table:table-cell>
          <table:table-cell table:style-name="Table1.A1" office:value-type="string">
            <text:p text:style-name="P13">TEXT</text:p>
          </table:table-cell>
          <table:table-cell table:style-name="Table1.A1" office:value-type="string">
            <text:p text:style-name="P13">DATA</text:p>
          </table:table-cell>
          <table:table-cell table:style-name="Table1.E1" office:value-type="string">
            <text:p text:style-name="P13">BSS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7236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7240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8</text:p>
          </table:table-cell>
          <table:table-cell table:style-name="Table1.E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4">7236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40032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47260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40328</text:p>
          </table:table-cell>
          <table:table-cell table:style-name="Table1.E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4">7316</text:p>
          </table:table-cell>
          <table:table-cell table:style-name="Table1.A2" office:value-type="string">
            <text:p text:style-name="P14">1710</text:p>
          </table:table-cell>
          <table:table-cell table:style-name="Table1.A2" office:value-type="string">
            <text:p text:style-name="P14">308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4">7328</text:p>
          </table:table-cell>
          <table:table-cell table:style-name="Table1.A2" office:value-type="string">
            <text:p text:style-name="P14">1523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40068</text:p>
          </table:table-cell>
        </table:table-row>
      </table:table>
      <text:p text:style-name="P3"/>
      <text:p text:style-name="P4"><text:span text:style-name="T3">1</text:span>.</text:p>
      <text:p text:style-name="P4">Which variables are in DATA?</text:p>
      <text:p text:style-name="P4"><text:tab/>a, b, c, g = 3 and g[100000] = {4}</text:p>
      <text:p text:style-name="P4">Which variables are in BSS? </text:p>
      <text:p text:style-name="P4"><text:tab/>g, d[10000]</text:p>
      <text:p text:style-name="P4"/>
      <text:p text:style-name="P4"><text:span text:style-name="T3">2</text:span>.</text:p>
      <text:p text:style-name="P4">Which sections are in a.out?</text:p>
      <text:p text:style-name="P4"><text:tab/>Data and Text</text:p>
      <text:p text:style-name="P4">Which sections are not in a.out?</text:p>
      <text:p text:style-name="P4"><text:tab/>BSS</text:p>
      <text:p text:style-name="P4"/>
      <text:p text:style-name="P4">Why?</text:p>
      <text:p text:style-name="P4"><text:tab/>Data contains the initialized static and global data while Text contains the code that <text:tab/>will be run.</text:p>
      <text:p text:style-name="P4"><text:tab/>Data and Text are both in a,out. BSS contains unitialized global and static local <text:tab/>variables so it is not in a.out. It’s size is recorded in <text:span text:style-name="T2">the </text:span>a.out header.</text:p>
      <text:p text:style-name="P4"/>
      <text:p text:style-name="P5">(B) For each case, use “cc -m32 static t.c” to generate a.out and observe the section sizes</text:p>
      <text:p text:style-name="P5"><text:s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>Case</text:p>
          </table:table-cell>
          <table:table-cell table:style-name="Table2.A1" office:value-type="string">
            <text:p text:style-name="P15">a.out</text:p>
          </table:table-cell>
          <table:table-cell table:style-name="Table2.A1" office:value-type="string">
            <text:p text:style-name="P15">TEXT</text:p>
          </table:table-cell>
          <table:table-cell table:style-name="Table2.A1" office:value-type="string">
            <text:p text:style-name="P15">DATA</text:p>
          </table:table-cell>
          <table:table-cell table:style-name="Table2.E1" office:value-type="string">
            <text:p text:style-name="P15">BSS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657628</text:p>
          </table:table-cell>
          <table:table-cell table:style-name="Table2.A2" office:value-type="string">
            <text:p text:style-name="P15">581866</text:p>
          </table:table-cell>
          <table:table-cell table:style-name="Table2.A2" office:value-type="string">
            <text:p text:style-name="P15">11264</text:p>
          </table:table-cell>
          <table:table-cell table:style-name="Table2.E2" office:value-type="string">
            <text:p text:style-name="P15">3344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657628</text:p>
          </table:table-cell>
          <table:table-cell table:style-name="Table2.A2" office:value-type="string">
            <text:p text:style-name="P15">581866</text:p>
          </table:table-cell>
          <table:table-cell table:style-name="Table2.A2" office:value-type="string">
            <text:p text:style-name="P15">11264</text:p>
          </table:table-cell>
          <table:table-cell table:style-name="Table2.E2" office:value-type="string">
            <text:p text:style-name="P15">3344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2">657628</text:p>
          </table:table-cell>
          <table:table-cell table:style-name="Table2.A2" office:value-type="string">
            <text:p text:style-name="P12">581866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43344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2">697660</text:p>
          </table:table-cell>
          <table:table-cell table:style-name="Table2.A2" office:value-type="string">
            <text:p text:style-name="P12">581866</text:p>
          </table:table-cell>
          <table:table-cell table:style-name="Table2.A2" office:value-type="string">
            <text:p text:style-name="P12">51296</text:p>
          </table:table-cell>
          <table:table-cell table:style-name="Table2.E2" office:value-type="string">
            <text:p text:style-name="P12">3344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2">657628</text:p>
          </table:table-cell>
          <table:table-cell table:style-name="Table2.A2" office:value-type="string">
            <text:p text:style-name="P12">581914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3344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2">657720</text:p>
          </table:table-cell>
          <table:table-cell table:style-name="Table2.A2" office:value-type="string">
            <text:p text:style-name="P12">581882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43376</text:p>
          </table:table-cell>
        </table:table-row>
      </table:table>
      <text:p text:style-name="P5"><text:soft-page-break/></text:p>
      <text:p text:style-name="P5">What do you see?</text:p>
      <text:p text:style-name="P5"><text:tab/><text:span text:style-name="T4">All sections are considerably larger</text:span></text:p>
      <text:p text:style-name="P5">Why?</text:p>
      <text:p text:style-name="P5"><text:tab/>The static sections are much larger because static linking includes all the needed <text:tab/>library function code and data in the a.out. The first set of cases were much smaller <text:tab/>because they were dynamically linked. This means the library functions are not <text:tab/>included.</text:p>
      <text:p text:style-name="P6">Part 2</text:p>
      <text:p text:style-name="P6">Code:</text:p>
      <text:p text:style-name="P7">/************* t.c <text:span text:style-name="T6">f</text:span>ile ********************/</text:p>
      <text:p text:style-name="P8">#include &lt;stdio.h&gt;</text:p>
      <text:p text:style-name="P8">#include &lt;stdlib.h&gt;</text:p>
      <text:p text:style-name="P10"/>
      <text:p text:style-name="P8">int *FP;</text:p>
      <text:p text:style-name="P10"/>
      <text:p text:style-name="P8">int main(int argc, char *argv[ ], char *env[ ])</text:p>
      <text:p text:style-name="P8">{</text:p>
      <text:p text:style-name="P10"><text:s text:c="4"/><text:span text:style-name="T5">int a,b,c;</text:span></text:p>
      <text:p text:style-name="P10"><text:s text:c="4"/><text:span text:style-name="T5">printf("enter main\n");</text:span></text:p>
      <text:p text:style-name="P10"/>
      <text:p text:style-name="P10"><text:s text:c="4"/><text:span text:style-name="T5">printf("&amp;argc=%x argv=%x env=%x\n", &amp;argc, argv, env);</text:span></text:p>
      <text:p text:style-name="P10"><text:s text:c="4"/><text:span text:style-name="T5">printf("&amp;a=%8x &amp;b=%8x &amp;c=%8x\n", &amp;a, &amp;b, &amp;c);</text:span></text:p>
      <text:p text:style-name="P10"/>
      <text:p text:style-name="P10"><text:s text:c="4"/><text:span text:style-name="T5">//(1). Write C code to print values of argc and argv[] entries</text:span></text:p>
      <text:p text:style-name="P10"><text:s text:c="4"/><text:span text:style-name="T5">printf("Number of arguments: %d\n", argc);</text:span></text:p>
      <text:p text:style-name="P10"><text:s text:c="4"/></text:p>
      <text:p text:style-name="P10"><text:s text:c="4"/><text:span text:style-name="T5">printf("Contents of argv[]: ");</text:span></text:p>
      <text:p text:style-name="P10"><text:s text:c="4"/><text:span text:style-name="T5">int i = 0;</text:span></text:p>
      <text:p text:style-name="P10"><text:s text:c="4"/><text:span text:style-name="T5">while(i &lt; argc) {</text:span></text:p>
      <text:p text:style-name="P10"><text:s text:c="8"/><text:span text:style-name="T5">printf("%s ", argv[i]);</text:span></text:p>
      <text:p text:style-name="P10"><text:s text:c="8"/><text:span text:style-name="T5">i++;</text:span></text:p>
      <text:p text:style-name="P10"><text:s text:c="4"/><text:span text:style-name="T5">}</text:span></text:p>
      <text:p text:style-name="P10"><text:s text:c="4"/><text:span text:style-name="T5">printf("\n");</text:span></text:p>
      <text:p text:style-name="P10"/>
      <text:p text:style-name="P10"><text:s text:c="4"/><text:span text:style-name="T5">a=1; b=2; c=3;</text:span></text:p>
      <text:p text:style-name="P10"><text:s text:c="4"/><text:span text:style-name="T5">A(a,b);</text:span></text:p>
      <text:p text:style-name="P10"><text:s text:c="4"/><text:span text:style-name="T5">printf("exit main\n");</text:span></text:p>
      <text:p text:style-name="P8">}</text:p>
      <text:p text:style-name="P10"/>
      <text:p text:style-name="P8">int A(int x, int y)</text:p>
      <text:p text:style-name="P8">{</text:p>
      <text:p text:style-name="P10"><text:s text:c="4"/><text:span text:style-name="T5">int d,e,f;</text:span></text:p>
      <text:p text:style-name="P10"><text:s text:c="4"/><text:span text:style-name="T5">printf("enter A\n");</text:span></text:p>
      <text:p text:style-name="P10"><text:s text:c="4"/><text:span text:style-name="T5">// write C code to PRINT ADDRESS OF d, e, f</text:span></text:p>
      <text:p text:style-name="P10"><text:s text:c="4"/><text:span text:style-name="T5">d=4; e=5; f=6;</text:span></text:p>
      <text:p text:style-name="P10"/>
      <text:p text:style-name="P10"><text:s text:c="4"/><text:span text:style-name="T5">printf("Address of d: %8X, ", &amp;d);</text:span></text:p>
      <text:p text:style-name="P10"><text:soft-page-break/><text:s text:c="4"/><text:span text:style-name="T5">printf("Address of e: %8X, ", &amp;e);</text:span></text:p>
      <text:p text:style-name="P10"><text:s text:c="4"/><text:span text:style-name="T5">printf("Address of f: %8X\n", &amp;f);</text:span></text:p>
      <text:p text:style-name="P10"/>
      <text:p text:style-name="P10"><text:s text:c="4"/><text:span text:style-name="T5">B(d,e);</text:span></text:p>
      <text:p text:style-name="P10"><text:s text:c="4"/><text:span text:style-name="T5">printf("exit A\n");</text:span></text:p>
      <text:p text:style-name="P8">}</text:p>
      <text:p text:style-name="P10"/>
      <text:p text:style-name="P8">int B(int x, int y)</text:p>
      <text:p text:style-name="P8">{</text:p>
      <text:p text:style-name="P10"><text:s text:c="4"/><text:span text:style-name="T5">int g,h,i;</text:span></text:p>
      <text:p text:style-name="P10"><text:s text:c="4"/><text:span text:style-name="T5">printf("enter B\n");</text:span></text:p>
      <text:p text:style-name="P10"><text:s text:c="4"/><text:span text:style-name="T5">// write C code to PRINT ADDRESS OF g,h,i</text:span></text:p>
      <text:p text:style-name="P10"><text:s text:c="4"/><text:span text:style-name="T5">g=7; h=8; i=9;</text:span></text:p>
      <text:p text:style-name="P10"/>
      <text:p text:style-name="P10"><text:s text:c="4"/><text:span text:style-name="T5">printf("Address of g: %8X, ", &amp;g);</text:span></text:p>
      <text:p text:style-name="P10"><text:s text:c="4"/><text:span text:style-name="T5">printf("Address of h: %8X, ", &amp;h);</text:span></text:p>
      <text:p text:style-name="P10"><text:s text:c="4"/><text:span text:style-name="T5">printf("Address of i: %8X\n", &amp;i);</text:span></text:p>
      <text:p text:style-name="P10"/>
      <text:p text:style-name="P10"><text:s text:c="4"/><text:span text:style-name="T5">C(g,h);</text:span></text:p>
      <text:p text:style-name="P10"><text:s text:c="4"/><text:span text:style-name="T5">printf("exit B\n");</text:span></text:p>
      <text:p text:style-name="P8">}</text:p>
      <text:p text:style-name="P10"/>
      <text:p text:style-name="P8">int C(int x, int y)</text:p>
      <text:p text:style-name="P8">{</text:p>
      <text:p text:style-name="P10"><text:s text:c="4"/><text:span text:style-name="T5">int u, v, w, i, *p;</text:span></text:p>
      <text:p text:style-name="P10"/>
      <text:p text:style-name="P10"><text:s text:c="4"/><text:span text:style-name="T5">printf("enter C\n");</text:span></text:p>
      <text:p text:style-name="P10"><text:s text:c="4"/><text:span text:style-name="T5">// write C cdoe to PRINT ADDRESS OF u,v,w,i,p;</text:span></text:p>
      <text:p text:style-name="P10"><text:s text:c="4"/><text:span text:style-name="T5">u=10; v=11; w=12; i=13;</text:span></text:p>
      <text:p text:style-name="P10"/>
      <text:p text:style-name="P10"><text:s text:c="4"/><text:span text:style-name="T5">printf("Address of u: %8X, ", &amp;u);</text:span></text:p>
      <text:p text:style-name="P10"><text:s text:c="4"/><text:span text:style-name="T5">printf("Address of v: %8X, ", &amp;v);</text:span></text:p>
      <text:p text:style-name="P10"><text:s text:c="4"/><text:span text:style-name="T5">printf("Address of w: %8X, ", &amp;w);</text:span></text:p>
      <text:p text:style-name="P10"><text:s text:c="4"/><text:span text:style-name="T5">printf("Address of i: %8X, ", &amp;i);</text:span></text:p>
      <text:p text:style-name="P10"><text:s text:c="4"/><text:span text:style-name="T5">printf("Address of p: %8X, ", &amp;p);</text:span></text:p>
      <text:p text:style-name="P10"/>
      <text:p text:style-name="P10"><text:s text:c="4"/><text:span text:style-name="T5">FP = (int *)getebp(); <text:s/>// FP = stack frame pointer of the C() function</text:span></text:p>
      <text:p text:style-name="P11"/>
      <text:p text:style-name="P10"><text:s text:c="4"/><text:span text:style-name="T5">//(2). Write C code to print the stack frame link list.</text:span></text:p>
      <text:p text:style-name="P10"><text:s text:c="4"/><text:span text:style-name="T5">printf("Contents of frame pointer link list:\n");</text:span></text:p>
      <text:p text:style-name="P10"><text:s text:c="4"/><text:span text:style-name="T5">while(FP != 0){</text:span></text:p>
      <text:p text:style-name="P10"><text:s text:c="8"/><text:span text:style-name="T5">printf("\tFP -&gt; %8X -&gt; \n", FP);</text:span></text:p>
      <text:p text:style-name="P10"><text:s text:c="8"/><text:span text:style-name="T5">FP = *FP;</text:span></text:p>
      <text:p text:style-name="P10"><text:s text:c="4"/><text:span text:style-name="T5">}</text:span></text:p>
      <text:p text:style-name="P10"><text:s text:c="4"/><text:span text:style-name="T5">printf("\tFP -&gt; %8X\n", FP);</text:span></text:p>
      <text:p text:style-name="P10"/>
      <text:p text:style-name="P10"><text:soft-page-break/><text:s text:c="4"/><text:span text:style-name="T5">p = (int *)&amp;p;</text:span></text:p>
      <text:p text:style-name="P10"/>
      <text:p text:style-name="P10"><text:s text:c="4"/><text:span text:style-name="T5">//(3). Print the stack contents from p to the frame of main()</text:span></text:p>
      <text:p text:style-name="P10"><text:s text:c="4"/><text:span text:style-name="T5">// <text:s text:c="3"/>YOU MAY JUST PRINT 128 entries of the stack contents.</text:span></text:p>
      <text:p text:style-name="P10"><text:s text:c="4"/><text:span text:style-name="T5">printf("Contents of p:\n");</text:span></text:p>
      <text:p text:style-name="P10"><text:s text:c="4"/><text:span text:style-name="T5">int count = 0;</text:span></text:p>
      <text:p text:style-name="P10"><text:s text:c="4"/><text:span text:style-name="T5">while (count &lt; 128){</text:span></text:p>
      <text:p text:style-name="P10"><text:s text:c="8"/><text:span text:style-name="T5">printf("%d(p) -&gt; %8X\n%d(p) = %d\n\n", count, p, count, *p);</text:span></text:p>
      <text:p text:style-name="P10"><text:s text:c="8"/><text:span text:style-name="T5">p++;</text:span></text:p>
      <text:p text:style-name="P10"><text:s text:c="8"/><text:span text:style-name="T5">count++;</text:span></text:p>
      <text:p text:style-name="P10"><text:s text:c="4"/><text:span text:style-name="T5">}</text:span></text:p>
      <text:p text:style-name="P11"/>
      <text:p text:style-name="P10"><text:s text:c="4"/><text:span text:style-name="T5">//(4). On a hard copy of the print out, identify the stack contents</text:span></text:p>
      <text:p text:style-name="P10"><text:s text:c="4"/><text:span text:style-name="T5">// <text:s text:c="3"/>as LOCAL VARIABLES, PARAMETERS, stack frame pointer of each function.</text:span></text:p>
      <text:p text:style-name="P8">}</text:p>
      <text:p text:style-name="P9"/>
      <text:p text:style-name="P6">Output: </text:p>
      <text:p text:style-name="P5">enter main</text:p>
      <text:p text:style-name="P5">&amp;argc=ffb03430 argv=ffb034c4 env=ffb034cc</text:p>
      <text:p text:style-name="P5">&amp;a=ffb033ec &amp;b=ffb033f0 &amp;c=ffb033f4</text:p>
      <text:p text:style-name="P5">Number of arguments: 1</text:p>
      <text:p text:style-name="P5">Contents of argv[]: ./a.out </text:p>
      <text:p text:style-name="P5">enter A</text:p>
      <text:p text:style-name="P5">Address of d: FFB033A0, Address of e: FFB033A4, Address of f: FFB033A8</text:p>
      <text:p text:style-name="P5">enter B</text:p>
      <text:p text:style-name="P5">Address of g: FFB03370, Address of h: FFB03374, Address of i: FFB03378</text:p>
      <text:p text:style-name="P5">enter C</text:p>
      <text:p text:style-name="P5">Address of u: FFB03334, Address of v: FFB03338, Address of w: FFB0333C, Address of i: FFB03340, Address of p: FFB03344, Contents of frame pointer link list:</text:p>
      <text:p text:style-name="P5"><text:tab/>FP -&gt; FFB03358 -&gt; <text:span text:style-name="T7">C()</text:span></text:p>
      <text:p text:style-name="P5"><text:tab/>FP -&gt; FFB03388 -&gt; <text:s/><text:span text:style-name="T8">B()</text:span></text:p>
      <text:p text:style-name="P5"><text:tab/>FP -&gt; FFB033B8 -&gt; <text:span text:style-name="T8">A()</text:span></text:p>
      <text:p text:style-name="P5"><text:tab/>FP -&gt; FFB03418 -&gt; <text:span text:style-name="T8">main()</text:span></text:p>
      <text:p text:style-name="P5"><text:tab/>FP -&gt; <text:s text:c="7"/>0 <text:span text:style-name="T8">crt0()</text:span></text:p>
      <text:p text:style-name="P5">Contents of p:</text:p>
      <text:p text:style-name="P5">0(p) -&gt; FFB03344</text:p>
      <text:p text:style-name="P5">0(p) = -5229756</text:p>
      <text:p text:style-name="P5"/>
      <text:p text:style-name="P5">1(p) -&gt; FFB03348</text:p>
      <text:p text:style-name="P5">1(p) = 1</text:p>
      <text:p text:style-name="P5"/>
      <text:p text:style-name="P5">2(p) -&gt; FFB0334C</text:p>
      <text:p text:style-name="P5">2(p) = -426756608</text:p>
      <text:p text:style-name="P5"/>
      <text:p text:style-name="P5">3(p) -&gt; FFB03350</text:p>
      <text:p text:style-name="P5">3(p) = -5229520</text:p>
      <text:p text:style-name="P5"/>
      <text:p text:style-name="P5"><text:soft-page-break/>4(p) -&gt; FFB03354</text:p>
      <text:p text:style-name="P5">4(p) = 1448525772</text:p>
      <text:p text:style-name="P5"/>
      <text:p text:style-name="P5">5(p) -&gt; FFB03358 <text:span text:style-name="T8">C() stack frame pointer</text:span></text:p>
      <text:p text:style-name="P5">5(p) = -5229688</text:p>
      <text:p text:style-name="P5"/>
      <text:p text:style-name="P5">6(p) -&gt; FFB0335C</text:p>
      <text:p text:style-name="P5">6(p) = 1448519800</text:p>
      <text:p text:style-name="P5"/>
      <text:p text:style-name="P17">START C() PARAMETERS</text:p>
      <text:p text:style-name="P5"/>
      <text:p text:style-name="P18">7(p) -&gt; FFB03360</text:p>
      <text:p text:style-name="P18">7(p) = 7</text:p>
      <text:p text:style-name="P18"/>
      <text:p text:style-name="P18">8(p) -&gt; FFB03364</text:p>
      <text:p text:style-name="P18">8(p) = 8</text:p>
      <text:p text:style-name="P5"/>
      <text:p text:style-name="P17">END C() PARAMETERS</text:p>
      <text:p text:style-name="P5"/>
      <text:p text:style-name="P5">9(p) -&gt; FFB03368</text:p>
      <text:p text:style-name="P5">9(p) = -5229640</text:p>
      <text:p text:style-name="P5"/>
      <text:p text:style-name="P5">10(p) -&gt; FFB0336C</text:p>
      <text:p text:style-name="P5">10(p) = 1448519662</text:p>
      <text:p text:style-name="P5"/>
      <text:p text:style-name="P17">START <text:span text:style-name="T14">B</text:span>() LOCAL VARIABLES</text:p>
      <text:p text:style-name="P18"/>
      <text:p text:style-name="P18">11(p) -&gt; FFB03370</text:p>
      <text:p text:style-name="P18">11(p) = 7</text:p>
      <text:p text:style-name="P18"/>
      <text:p text:style-name="P18">12(p) -&gt; FFB03374</text:p>
      <text:p text:style-name="P18">12(p) = 8</text:p>
      <text:p text:style-name="P18"/>
      <text:p text:style-name="P18">13(p) -&gt; FFB03378</text:p>
      <text:p text:style-name="P18">13(p) = 9</text:p>
      <text:p text:style-name="P18"/>
      <text:p text:style-name="P17">END <text:span text:style-name="T14">B</text:span>() LOCAL VARIABLES</text:p>
      <text:p text:style-name="P17"/>
      <text:p text:style-name="P5">14(p) -&gt; FFB0337C</text:p>
      <text:p text:style-name="P5">14(p) = -426756608</text:p>
      <text:p text:style-name="P5"/>
      <text:p text:style-name="P5">15(p) -&gt; FFB03380</text:p>
      <text:p text:style-name="P5">15(p) = -5229520</text:p>
      <text:p text:style-name="P5"/>
      <text:p text:style-name="P5">16(p) -&gt; FFB03384</text:p>
      <text:p text:style-name="P5">16(p) = 1448525772</text:p>
      <text:p text:style-name="P5"/>
      <text:p text:style-name="P5">17(p) -&gt; FFB03388 <text:span text:style-name="T10">B() stack frame pointer</text:span></text:p>
      <text:p text:style-name="P5">17(p) = -5229640</text:p>
      <text:p text:style-name="P5"><text:soft-page-break/></text:p>
      <text:p text:style-name="P5">18(p) -&gt; FFB0338C</text:p>
      <text:p text:style-name="P5">18(p) = 1448519606</text:p>
      <text:p text:style-name="P5"/>
      <text:p text:style-name="P19">START B() PARAMETERS</text:p>
      <text:p text:style-name="P19"/>
      <text:p text:style-name="P18">19(p) -&gt; FFB03390</text:p>
      <text:p text:style-name="P18">19(p) = 4</text:p>
      <text:p text:style-name="P18"/>
      <text:p text:style-name="P18">20(p) -&gt; FFB03394</text:p>
      <text:p text:style-name="P18">20(p) = 5</text:p>
      <text:p text:style-name="P18"/>
      <text:p text:style-name="P19">END B() PARAMETERS</text:p>
      <text:p text:style-name="P5"/>
      <text:p text:style-name="P5">21(p) -&gt; FFB03398</text:p>
      <text:p text:style-name="P5">21(p) = -5229544</text:p>
      <text:p text:style-name="P5"/>
      <text:p text:style-name="P5">22(p) -&gt; FFB0339C</text:p>
      <text:p text:style-name="P5">22(p) = 1448519468</text:p>
      <text:p text:style-name="P5"/>
      <text:p text:style-name="P19">START A() LOCAL VARIABLES</text:p>
      <text:p text:style-name="P18">23(p) -&gt; FFB033A0</text:p>
      <text:p text:style-name="P18">23(p) = 4</text:p>
      <text:p text:style-name="P18"/>
      <text:p text:style-name="P18">24(p) -&gt; FFB033A4</text:p>
      <text:p text:style-name="P18">24(p) = 5</text:p>
      <text:p text:style-name="P18"/>
      <text:p text:style-name="P18">25(p) -&gt; FFB033A8</text:p>
      <text:p text:style-name="P18">25(p) = 6</text:p>
      <text:p text:style-name="P18"/>
      <text:p text:style-name="P19">END A() LOCAL VARIABLES</text:p>
      <text:p text:style-name="P19"/>
      <text:p text:style-name="P5">26(p) -&gt; FFB033AC</text:p>
      <text:p text:style-name="P5">26(p) = -426756608</text:p>
      <text:p text:style-name="P5"/>
      <text:p text:style-name="P5">27(p) -&gt; FFB033B0</text:p>
      <text:p text:style-name="P5">27(p) = -5229520</text:p>
      <text:p text:style-name="P5"/>
      <text:p text:style-name="P5">28(p) -&gt; FFB033B4</text:p>
      <text:p text:style-name="P5">28(p) = 1448525772</text:p>
      <text:p text:style-name="P5"/>
      <text:p text:style-name="P5">29(p) -&gt; FFB033B8 <text:span text:style-name="T12">A() stack frame pointer</text:span></text:p>
      <text:p text:style-name="P5">29(p) = -5229544</text:p>
      <text:p text:style-name="P5"/>
      <text:p text:style-name="P5">30(p) -&gt; FFB033BC</text:p>
      <text:p text:style-name="P5">30(p) = 1448519402</text:p>
      <text:p text:style-name="P5"/>
      <text:p text:style-name="P19">START A() PARAMETERS</text:p>
      <text:p text:style-name="P18">31(p) -&gt; FFB033C0</text:p>
      <text:p text:style-name="P18"><text:soft-page-break/>31(p) = 1</text:p>
      <text:p text:style-name="P18"/>
      <text:p text:style-name="P18">32(p) -&gt; FFB033C4</text:p>
      <text:p text:style-name="P18">32(p) = 2</text:p>
      <text:p text:style-name="P18"/>
      <text:p text:style-name="P19">END A() PARAMETERS</text:p>
      <text:p text:style-name="P5"/>
      <text:p text:style-name="P5">33(p) -&gt; FFB033C8</text:p>
      <text:p text:style-name="P5">33(p) = -5229584</text:p>
      <text:p text:style-name="P5"/>
      <text:p text:style-name="P5">34(p) -&gt; FFB033CC</text:p>
      <text:p text:style-name="P5">34(p) = -5229580</text:p>
      <text:p text:style-name="P5"/>
      <text:p text:style-name="P5">35(p) -&gt; FFB033D0</text:p>
      <text:p text:style-name="P5">35(p) = 9</text:p>
      <text:p text:style-name="P5"/>
      <text:p text:style-name="P5">36(p) -&gt; FFB033D4</text:p>
      <text:p text:style-name="P5">36(p) = -5225470</text:p>
      <text:p text:style-name="P5"/>
      <text:p text:style-name="P5">37(p) -&gt; FFB033D8</text:p>
      <text:p text:style-name="P5">37(p) = -5229364</text:p>
      <text:p text:style-name="P5"/>
      <text:p text:style-name="P5">38(p) -&gt; FFB033DC</text:p>
      <text:p text:style-name="P5">38(p) = -5229372</text:p>
      <text:p text:style-name="P5"/>
      <text:p text:style-name="P5">39(p) -&gt; FFB033E0</text:p>
      <text:p text:style-name="P5">39(p) = -135413760</text:p>
      <text:p text:style-name="P5"/>
      <text:p text:style-name="P5">40(p) -&gt; FFB033E4</text:p>
      <text:p text:style-name="P5">40(p) = -135413760</text:p>
      <text:p text:style-name="P5"/>
      <text:p text:style-name="P5">41(p) -&gt; FFB033E8</text:p>
      <text:p text:style-name="P5">41(p) = 0</text:p>
      <text:p text:style-name="P5"/>
      <text:p text:style-name="P5">42(p) -&gt; FFB033EC</text:p>
      <text:p text:style-name="P5">42(p) = 1</text:p>
      <text:p text:style-name="P5"/>
      <text:p text:style-name="P5">43(p) -&gt; FFB033F0</text:p>
      <text:p text:style-name="P5">43(p) = 2</text:p>
      <text:p text:style-name="P5"/>
      <text:p text:style-name="P5">44(p) -&gt; FFB033F4</text:p>
      <text:p text:style-name="P5">44(p) = 3</text:p>
      <text:p text:style-name="P5"/>
      <text:p text:style-name="P5">45(p) -&gt; FFB033F8</text:p>
      <text:p text:style-name="P5">45(p) = 1</text:p>
      <text:p text:style-name="P5"/>
      <text:p text:style-name="P5">46(p) -&gt; FFB033FC</text:p>
      <text:p text:style-name="P5">46(p) = -426756608</text:p>
      <text:p text:style-name="P5"/>
      <text:p text:style-name="P5"><text:soft-page-break/>47(p) -&gt; FFB03400</text:p>
      <text:p text:style-name="P5">47(p) = 1</text:p>
      <text:p text:style-name="P5"/>
      <text:p text:style-name="P5">48(p) -&gt; FFB03404</text:p>
      <text:p text:style-name="P5">48(p) = -5229372</text:p>
      <text:p text:style-name="P5"/>
      <text:p text:style-name="P5">49(p) -&gt; FFB03408</text:p>
      <text:p text:style-name="P5">49(p) = -5229364</text:p>
      <text:p text:style-name="P5"/>
      <text:p text:style-name="P5">50(p) -&gt; FFB0340C</text:p>
      <text:p text:style-name="P5">50(p) = -5229520</text:p>
      <text:p text:style-name="P5"/>
      <text:p text:style-name="P5">51(p) -&gt; FFB03410</text:p>
      <text:p text:style-name="P5">51(p) = 0</text:p>
      <text:p text:style-name="P5"/>
      <text:p text:style-name="P5">52(p) -&gt; FFB03414</text:p>
      <text:p text:style-name="P5">52(p) = -135413760</text:p>
      <text:p text:style-name="P5"/>
      <text:p text:style-name="P5">53(p) -&gt; FFB03418</text:p>
      <text:p text:style-name="P5">53(p) = 0</text:p>
      <text:p text:style-name="P5"/>
      <text:p text:style-name="P5">54(p) -&gt; FFB0341C</text:p>
      <text:p text:style-name="P5">54(p) = -137232767</text:p>
      <text:p text:style-name="P5"/>
      <text:p text:style-name="P5">55(p) -&gt; FFB03420</text:p>
      <text:p text:style-name="P5">55(p) = -135413760</text:p>
      <text:p text:style-name="P5"/>
      <text:p text:style-name="P5">56(p) -&gt; FFB03424</text:p>
      <text:p text:style-name="P5">56(p) = -135413760</text:p>
      <text:p text:style-name="P5"/>
      <text:p text:style-name="P5">57(p) -&gt; FFB03428</text:p>
      <text:p text:style-name="P5">57(p) = 0</text:p>
      <text:p text:style-name="P5"/>
      <text:p text:style-name="P5">58(p) -&gt; FFB0342C</text:p>
      <text:p text:style-name="P5">58(p) = -137232767</text:p>
      <text:p text:style-name="P5"/>
      <text:p text:style-name="P5">59(p) -&gt; FFB03430</text:p>
      <text:p text:style-name="P5">59(p) = 1</text:p>
      <text:p text:style-name="P5"/>
      <text:p text:style-name="P5">60(p) -&gt; FFB03434</text:p>
      <text:p text:style-name="P5">60(p) = -5229372</text:p>
      <text:p text:style-name="P5"/>
      <text:p text:style-name="P5">61(p) -&gt; FFB03438</text:p>
      <text:p text:style-name="P5">61(p) = -5229364</text:p>
      <text:p text:style-name="P5"/>
      <text:p text:style-name="P5">62(p) -&gt; FFB0343C</text:p>
      <text:p text:style-name="P5">62(p) = -5229484</text:p>
      <text:p text:style-name="P5"/>
      <text:p text:style-name="P5">63(p) -&gt; FFB03440</text:p>
      <text:p text:style-name="P5"><text:soft-page-break/>63(p) = 1</text:p>
      <text:p text:style-name="P5"/>
      <text:p text:style-name="P5">64(p) -&gt; FFB03444</text:p>
      <text:p text:style-name="P5">64(p) = -5229372</text:p>
      <text:p text:style-name="P5"/>
      <text:p text:style-name="P5">65(p) -&gt; FFB03448</text:p>
      <text:p text:style-name="P5">65(p) = -135413760</text:p>
      <text:p text:style-name="P5"/>
      <text:p text:style-name="P5">66(p) -&gt; FFB0344C</text:p>
      <text:p text:style-name="P5">66(p) = -135219366</text:p>
      <text:p text:style-name="P5"/>
      <text:p text:style-name="P5">67(p) -&gt; FFB03450</text:p>
      <text:p text:style-name="P5">67(p) = -5229376</text:p>
      <text:p text:style-name="P5"/>
      <text:p text:style-name="P5">68(p) -&gt; FFB03454</text:p>
      <text:p text:style-name="P5">68(p) = 0</text:p>
      <text:p text:style-name="P5"/>
      <text:p text:style-name="P5">69(p) -&gt; FFB03458</text:p>
      <text:p text:style-name="P5">69(p) = -135413760</text:p>
      <text:p text:style-name="P5"/>
      <text:p text:style-name="P5">70(p) -&gt; FFB0345C</text:p>
      <text:p text:style-name="P5">70(p) = 0</text:p>
      <text:p text:style-name="P5"/>
      <text:p text:style-name="P5">71(p) -&gt; FFB03460</text:p>
      <text:p text:style-name="P5">71(p) = 0</text:p>
      <text:p text:style-name="P5"/>
      <text:p text:style-name="P5">72(p) -&gt; FFB03464</text:p>
      <text:p text:style-name="P5">72(p) = 590937108</text:p>
      <text:p text:style-name="P5"/>
      <text:p text:style-name="P5">73(p) -&gt; FFB03468</text:p>
      <text:p text:style-name="P5">73(p) = -525592060</text:p>
      <text:p text:style-name="P5"/>
      <text:p text:style-name="P5">74(p) -&gt; FFB0346C</text:p>
      <text:p text:style-name="P5">74(p) = 0</text:p>
      <text:p text:style-name="P5"/>
      <text:p text:style-name="P5">75(p) -&gt; FFB03470</text:p>
      <text:p text:style-name="P5">75(p) = 0</text:p>
      <text:p text:style-name="P5"/>
      <text:p text:style-name="P5">76(p) -&gt; FFB03474</text:p>
      <text:p text:style-name="P5">76(p) = 0</text:p>
      <text:p text:style-name="P5"/>
      <text:p text:style-name="P5">77(p) -&gt; FFB03478</text:p>
      <text:p text:style-name="P5">77(p) = 64</text:p>
      <text:p text:style-name="P5"/>
      <text:p text:style-name="P5">78(p) -&gt; FFB0347C</text:p>
      <text:p text:style-name="P5">78(p) = -135122908</text:p>
      <text:p text:style-name="P5"/>
      <text:p text:style-name="P5">79(p) -&gt; FFB03480</text:p>
      <text:p text:style-name="P5">79(p) = 0</text:p>
      <text:p text:style-name="P5"><text:soft-page-break/></text:p>
      <text:p text:style-name="P5">80(p) -&gt; FFB03484</text:p>
      <text:p text:style-name="P5">80(p) = 0</text:p>
      <text:p text:style-name="P5"/>
      <text:p text:style-name="P5">81(p) -&gt; FFB03488</text:p>
      <text:p text:style-name="P5">81(p) = -135219095</text:p>
      <text:p text:style-name="P5"/>
      <text:p text:style-name="P5">82(p) -&gt; FFB0348C</text:p>
      <text:p text:style-name="P5">82(p) = 1448525772</text:p>
      <text:p text:style-name="P5"/>
      <text:p text:style-name="P5">83(p) -&gt; FFB03490</text:p>
      <text:p text:style-name="P5">83(p) = 1</text:p>
      <text:p text:style-name="P5"/>
      <text:p text:style-name="P5">84(p) -&gt; FFB03494</text:p>
      <text:p text:style-name="P5">84(p) = 1448518816</text:p>
      <text:p text:style-name="P5"/>
      <text:p text:style-name="P5">85(p) -&gt; FFB03498</text:p>
      <text:p text:style-name="P5">85(p) = 0</text:p>
      <text:p text:style-name="P5"/>
      <text:p text:style-name="P5">86(p) -&gt; FFB0349C</text:p>
      <text:p text:style-name="P5">86(p) = 1448518865</text:p>
      <text:p text:style-name="P5"/>
      <text:p text:style-name="P5">87(p) -&gt; FFB034A0</text:p>
      <text:p text:style-name="P5">87(p) = 1448519133</text:p>
      <text:p text:style-name="P5"/>
      <text:p text:style-name="P5">88(p) -&gt; FFB034A4</text:p>
      <text:p text:style-name="P5">88(p) = 1</text:p>
      <text:p text:style-name="P5"/>
      <text:p text:style-name="P5">89(p) -&gt; FFB034A8</text:p>
      <text:p text:style-name="P5">89(p) = -5229372</text:p>
      <text:p text:style-name="P5"/>
      <text:p text:style-name="P5">90(p) -&gt; FFB034AC</text:p>
      <text:p text:style-name="P5">90(p) = 1448520272</text:p>
      <text:p text:style-name="P5"/>
      <text:p text:style-name="P5">91(p) -&gt; FFB034B0</text:p>
      <text:p text:style-name="P5">91(p) = 1448520368</text:p>
      <text:p text:style-name="P5"/>
      <text:p text:style-name="P5">92(p) -&gt; FFB034B4</text:p>
      <text:p text:style-name="P5">92(p) = -135218768</text:p>
      <text:p text:style-name="P5"/>
      <text:p text:style-name="P5">93(p) -&gt; FFB034B8</text:p>
      <text:p text:style-name="P5">93(p) = -5229380</text:p>
      <text:p text:style-name="P5"/>
      <text:p text:style-name="P5">94(p) -&gt; FFB034BC</text:p>
      <text:p text:style-name="P5">94(p) = -135120576</text:p>
      <text:p text:style-name="P5"/>
      <text:p text:style-name="P5">95(p) -&gt; FFB034C0</text:p>
      <text:p text:style-name="P5">95(p) = 1</text:p>
      <text:p text:style-name="P5"/>
      <text:p text:style-name="P5"><text:soft-page-break/>96(p) -&gt; FFB034C4</text:p>
      <text:p text:style-name="P5">96(p) = -5225470</text:p>
      <text:p text:style-name="P5"/>
      <text:p text:style-name="P5">97(p) -&gt; FFB034C8</text:p>
      <text:p text:style-name="P5">97(p) = 0</text:p>
      <text:p text:style-name="P5"/>
      <text:p text:style-name="P5">98(p) -&gt; FFB034CC</text:p>
      <text:p text:style-name="P5">98(p) = -5225462</text:p>
      <text:p text:style-name="P5"/>
      <text:p text:style-name="P5">99(p) -&gt; FFB034D0</text:p>
      <text:p text:style-name="P5">99(p) = -5225440</text:p>
      <text:p text:style-name="P5"/>
      <text:p text:style-name="P5">100(p) -&gt; FFB034D4</text:p>
      <text:p text:style-name="P5">100(p) = -5223924</text:p>
      <text:p text:style-name="P5"/>
      <text:p text:style-name="P5">101(p) -&gt; FFB034D8</text:p>
      <text:p text:style-name="P5">101(p) = -5223890</text:p>
      <text:p text:style-name="P5"/>
      <text:p text:style-name="P5">102(p) -&gt; FFB034DC</text:p>
      <text:p text:style-name="P5">102(p) = -5223867</text:p>
      <text:p text:style-name="P5"/>
      <text:p text:style-name="P5">103(p) -&gt; FFB034E0</text:p>
      <text:p text:style-name="P5">103(p) = -5223850</text:p>
      <text:p text:style-name="P5"/>
      <text:p text:style-name="P5">104(p) -&gt; FFB034E4</text:p>
      <text:p text:style-name="P5">104(p) = -5223839</text:p>
      <text:p text:style-name="P5"/>
      <text:p text:style-name="P5">105(p) -&gt; FFB034E8</text:p>
      <text:p text:style-name="P5">105(p) = -5223807</text:p>
      <text:p text:style-name="P5"/>
      <text:p text:style-name="P5">106(p) -&gt; FFB034EC</text:p>
      <text:p text:style-name="P5">106(p) = -5223787</text:p>
      <text:p text:style-name="P5"/>
      <text:p text:style-name="P5">107(p) -&gt; FFB034F0</text:p>
      <text:p text:style-name="P5">107(p) = -5223772</text:p>
      <text:p text:style-name="P5"/>
      <text:p text:style-name="P5">108(p) -&gt; FFB034F4</text:p>
      <text:p text:style-name="P5">108(p) = -5223761</text:p>
      <text:p text:style-name="P5"/>
      <text:p text:style-name="P5">109(p) -&gt; FFB034F8</text:p>
      <text:p text:style-name="P5">109(p) = -5223720</text:p>
      <text:p text:style-name="P5"/>
      <text:p text:style-name="P5">110(p) -&gt; FFB034FC</text:p>
      <text:p text:style-name="P5">110(p) = -5223703</text:p>
      <text:p text:style-name="P5"/>
      <text:p text:style-name="P5">111(p) -&gt; FFB03500</text:p>
      <text:p text:style-name="P5">111(p) = -5223692</text:p>
      <text:p text:style-name="P5"/>
      <text:p text:style-name="P5">112(p) -&gt; FFB03504</text:p>
      <text:p text:style-name="P5"><text:soft-page-break/>112(p) = -5223669</text:p>
      <text:p text:style-name="P5"/>
      <text:p text:style-name="P5">113(p) -&gt; FFB03508</text:p>
      <text:p text:style-name="P5">113(p) = -5223651</text:p>
      <text:p text:style-name="P5"/>
      <text:p text:style-name="P5">114(p) -&gt; FFB0350C</text:p>
      <text:p text:style-name="P5">114(p) = -5223618</text:p>
      <text:p text:style-name="P5"/>
      <text:p text:style-name="P5">115(p) -&gt; FFB03510</text:p>
      <text:p text:style-name="P5">115(p) = -5223532</text:p>
      <text:p text:style-name="P5"/>
      <text:p text:style-name="P5">116(p) -&gt; FFB03514</text:p>
      <text:p text:style-name="P5">116(p) = -5223487</text:p>
      <text:p text:style-name="P5"/>
      <text:p text:style-name="P5">117(p) -&gt; FFB03518</text:p>
      <text:p text:style-name="P5">117(p) = -5223470</text:p>
      <text:p text:style-name="P5"/>
      <text:p text:style-name="P5">118(p) -&gt; FFB0351C</text:p>
      <text:p text:style-name="P5">118(p) = -5223449</text:p>
      <text:p text:style-name="P5"/>
      <text:p text:style-name="P5">119(p) -&gt; FFB03520</text:p>
      <text:p text:style-name="P5">119(p) = -5223430</text:p>
      <text:p text:style-name="P5"/>
      <text:p text:style-name="P5">120(p) -&gt; FFB03524</text:p>
      <text:p text:style-name="P5">120(p) = -5223411</text:p>
      <text:p text:style-name="P5"/>
      <text:p text:style-name="P5">121(p) -&gt; FFB03528</text:p>
      <text:p text:style-name="P5">121(p) = -5223390</text:p>
      <text:p text:style-name="P5"/>
      <text:p text:style-name="P5">122(p) -&gt; FFB0352C</text:p>
      <text:p text:style-name="P5">122(p) = -5223307</text:p>
      <text:p text:style-name="P5"/>
      <text:p text:style-name="P5">123(p) -&gt; FFB03530</text:p>
      <text:p text:style-name="P5">123(p) = -5223280</text:p>
      <text:p text:style-name="P5"/>
      <text:p text:style-name="P5">124(p) -&gt; FFB03534</text:p>
      <text:p text:style-name="P5">124(p) = -5223252</text:p>
      <text:p text:style-name="P5"/>
      <text:p text:style-name="P5">125(p) -&gt; FFB03538</text:p>
      <text:p text:style-name="P5">125(p) = -5223239</text:p>
      <text:p text:style-name="P5"/>
      <text:p text:style-name="P5">126(p) -&gt; FFB0353C</text:p>
      <text:p text:style-name="P5">126(p) = -5223219</text:p>
      <text:p text:style-name="P5"/>
      <text:p text:style-name="P5">127(p) -&gt; FFB03540</text:p>
      <text:p text:style-name="P5">127(p) = -5223203</text:p>
      <text:p text:style-name="P5"/>
      <text:p text:style-name="P5">exit B</text:p>
      <text:p text:style-name="P5">exit A</text:p>
      <text:p text:style-name="P5"><text:soft-page-break/>exit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3:50:44.673748720</meta:creation-date>
    <dc:date>2020-09-01T14:04:56.466372150</dc:date>
    <meta:editing-duration>PT1H16M55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13" meta:paragraph-count="465" meta:word-count="1514" meta:character-count="8420" meta:non-whitespace-character-count="7048"/>
  </office:meta>
</office:document-meta>
</file>